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3pt"/>
    </style:style>
    <style:style style:name="co2" style:family="table-column">
      <style:table-column-properties fo:break-before="auto" style:column-width="105.99pt"/>
    </style:style>
    <style:style style:name="co3" style:family="table-column">
      <style:table-column-properties fo:break-before="auto" style:column-width="99.04pt"/>
    </style:style>
    <style:style style:name="co4" style:family="table-column">
      <style:table-column-properties fo:break-before="auto" style:column-width="117.55pt"/>
    </style:style>
    <style:style style:name="co5" style:family="table-column">
      <style:table-column-properties fo:break-before="auto" style:column-width="57.34pt"/>
    </style:style>
    <style:style style:name="co6" style:family="table-column">
      <style:table-column-properties fo:break-before="auto" style:column-width="101.34pt"/>
    </style:style>
    <style:style style:name="co7" style:family="table-column">
      <style:table-column-properties fo:break-before="auto" style:column-width="63.5pt"/>
    </style:style>
    <style:style style:name="co8" style:family="table-column">
      <style:table-column-properties fo:break-before="auto" style:column-width="221.81pt"/>
    </style:style>
    <style:style style:name="co9" style:family="table-column">
      <style:table-column-properties fo:break-before="auto" style:column-width="85.89pt"/>
    </style:style>
    <style:style style:name="co10" style:family="table-column">
      <style:table-column-properties fo:break-before="auto" style:column-width="52.7pt"/>
    </style:style>
    <style:style style:name="co11" style:family="table-column">
      <style:table-column-properties fo:break-before="auto" style:column-width="89.01pt"/>
    </style:style>
    <style:style style:name="co12" style:family="table-column">
      <style:table-column-properties fo:break-before="auto" style:column-width="69.7pt"/>
    </style:style>
    <style:style style:name="co13" style:family="table-column">
      <style:table-column-properties fo:break-before="auto" style:column-width="75.86pt"/>
    </style:style>
    <style:style style:name="co14" style:family="table-column">
      <style:table-column-properties fo:break-before="auto" style:column-width="72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 style:data-style-name="N0">
      <style:table-cell-properties fo:border-bottom="none" fo:border-left="0.99pt solid #000000" fo:border-right="0.99pt solid #000000" fo:border-top="0.99pt solid #000000"/>
    </style:style>
    <style:style style:name="ce10" style:family="table-cell" style:parent-style-name="Pivot_20_Table_20_Value" style:data-style-name="N0">
      <style:table-cell-properties fo:border-bottom="none" fo:border-left="0.99pt solid #000000" fo:border-right="0.99pt solid #000000" fo:border-top="none"/>
    </style:style>
    <style:style style:name="ce11" style:family="table-cell" style:parent-style-name="Pivot_20_Table_20_Value" style:data-style-name="N0">
      <style:table-cell-properties fo:border-bottom="0.99pt solid #000000" fo:border-left="0.99pt solid #000000" fo:border-right="0.99pt solid #000000" fo:border-top="none"/>
    </style:style>
    <style:style style:name="ce12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1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4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15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16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17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1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/>
      <table:table table:name="inap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"/>
        <table:table-column table:style-name="co14" table:default-cell-style-name="ce1"/>
        <table:table-row table:style-name="ro1">
          <table:table-cell office:value-type="string" calcext:value-type="string">
            <text:p>invoice.identifier</text:p>
          </table:table-cell>
          <table:table-cell table:style-name="Default" office:value-type="string" calcext:value-type="string">
            <text:p>invoice.effective_date</text:p>
          </table:table-cell>
          <table:table-cell office:value-type="string" calcext:value-type="string">
            <text:p>invoice.vendor</text:p>
          </table:table-cell>
          <table:table-cell office:value-type="string" calcext:value-type="string">
            <text:p>invoice.subtotal_amount</text:p>
          </table:table-cell>
          <table:table-cell office:value-type="string" calcext:value-type="string">
            <text:p>invoice.tax</text:p>
          </table:table-cell>
          <table:table-cell office:value-type="string" calcext:value-type="string">
            <text:p>invoice.total_amount</text:p>
          </table:table-cell>
          <table:table-cell office:value-type="string" calcext:value-type="string">
            <text:p>item.item_id</text:p>
          </table:table-cell>
          <table:table-cell office:value-type="string" calcext:value-type="string">
            <text:p>item.resource_id</text:p>
          </table:table-cell>
          <table:table-cell office:value-type="string" calcext:value-type="string">
            <text:p>item.unit_amount</text:p>
          </table:table-cell>
          <table:table-cell office:value-type="string" calcext:value-type="string">
            <text:p>item.units</text:p>
          </table:table-cell>
          <table:table-cell office:value-type="string" calcext:value-type="string">
            <text:p>item.total_amount</text:p>
          </table:table-cell>
          <table:table-cell office:value-type="string" calcext:value-type="string">
            <text:p>item.currency</text:p>
          </table:table-cell>
          <table:table-cell table:style-name="Default" office:value-type="string" calcext:value-type="string">
            <text:p>item.start_date</text:p>
          </table:table-cell>
          <table:table-cell table:style-name="Default" office:value-type="string" calcext:value-type="string">
            <text:p>item.end_date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4856" calcext:value-type="float">
            <text:p>54856</text:p>
          </table:table-cell>
          <table:table-cell office:value-type="string" calcext:value-type="string">
            <text:p>VSM-001 Agile Services OnDemand (VSM-0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9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4859" calcext:value-type="float">
            <text:p>54859</text:p>
          </table:table-cell>
          <table:table-cell office:value-type="string" calcext:value-type="string">
            <text:p>backend1.nyj4.lifestreetmedia.com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4861" calcext:value-type="float">
            <text:p>54861</text:p>
          </table:table-cell>
          <table:table-cell office:value-type="string" calcext:value-type="string">
            <text:p>frontend3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4863" calcext:value-type="float">
            <text:p>54863</text:p>
          </table:table-cell>
          <table:table-cell office:value-type="string" calcext:value-type="string">
            <text:p>frontend5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4864" calcext:value-type="float">
            <text:p>54864</text:p>
          </table:table-cell>
          <table:table-cell office:value-type="string" calcext:value-type="string">
            <text:p>frontend6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4870" calcext:value-type="float">
            <text:p>54870</text:p>
          </table:table-cell>
          <table:table-cell office:value-type="string" calcext:value-type="string">
            <text:p>frontend12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4871" calcext:value-type="float">
            <text:p>54871</text:p>
          </table:table-cell>
          <table:table-cell office:value-type="string" calcext:value-type="string">
            <text:p>frontend13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4873" calcext:value-type="float">
            <text:p>54873</text:p>
          </table:table-cell>
          <table:table-cell office:value-type="string" calcext:value-type="string">
            <text:p>frontend15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4874" calcext:value-type="float">
            <text:p>54874</text:p>
          </table:table-cell>
          <table:table-cell office:value-type="string" calcext:value-type="string">
            <text:p>frontend16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4877" calcext:value-type="float">
            <text:p>54877</text:p>
          </table:table-cell>
          <table:table-cell office:value-type="string" calcext:value-type="string">
            <text:p>frontend19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4879" calcext:value-type="float">
            <text:p>54879</text:p>
          </table:table-cell>
          <table:table-cell office:value-type="string" calcext:value-type="string">
            <text:p>backend2.nyj4.lifestreetmedia.com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4880" calcext:value-type="float">
            <text:p>54880</text:p>
          </table:table-cell>
          <table:table-cell office:value-type="string" calcext:value-type="string">
            <text:p>backend3.nyj4.lifestreetmedia.com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4881" calcext:value-type="float">
            <text:p>54881</text:p>
          </table:table-cell>
          <table:table-cell office:value-type="string" calcext:value-type="string">
            <text:p>backend4.nyj4.lifestreetmedia.com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4882" calcext:value-type="float">
            <text:p>54882</text:p>
          </table:table-cell>
          <table:table-cell office:value-type="string" calcext:value-type="string">
            <text:p>backend5.nyj4.lifestreetmedia.com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4883" calcext:value-type="float">
            <text:p>54883</text:p>
          </table:table-cell>
          <table:table-cell office:value-type="string" calcext:value-type="string">
            <text:p>backend6.nyj4.lifestreetmedia.com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4884" calcext:value-type="float">
            <text:p>54884</text:p>
          </table:table-cell>
          <table:table-cell office:value-type="string" calcext:value-type="string">
            <text:p>backend7.nyj4.lifestreetmedia.com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4885" calcext:value-type="float">
            <text:p>54885</text:p>
          </table:table-cell>
          <table:table-cell office:value-type="string" calcext:value-type="string">
            <text:p>backend8.nyj4.lifestreetmedia.com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07" calcext:value-type="float">
            <text:p>57307</text:p>
          </table:table-cell>
          <table:table-cell office:value-type="string" calcext:value-type="string">
            <text:p>frontend21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10" calcext:value-type="float">
            <text:p>57310</text:p>
          </table:table-cell>
          <table:table-cell office:value-type="string" calcext:value-type="string">
            <text:p>frontend22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11" calcext:value-type="float">
            <text:p>57311</text:p>
          </table:table-cell>
          <table:table-cell office:value-type="string" calcext:value-type="string">
            <text:p>frontend23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12" calcext:value-type="float">
            <text:p>57312</text:p>
          </table:table-cell>
          <table:table-cell office:value-type="string" calcext:value-type="string">
            <text:p>frontend24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14" calcext:value-type="float">
            <text:p>57314</text:p>
          </table:table-cell>
          <table:table-cell office:value-type="string" calcext:value-type="string">
            <text:p>frontend26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15" calcext:value-type="float">
            <text:p>57315</text:p>
          </table:table-cell>
          <table:table-cell office:value-type="string" calcext:value-type="string">
            <text:p>frontend27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21" calcext:value-type="float">
            <text:p>57321</text:p>
          </table:table-cell>
          <table:table-cell office:value-type="string" calcext:value-type="string">
            <text:p>frontend33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22" calcext:value-type="float">
            <text:p>57322</text:p>
          </table:table-cell>
          <table:table-cell office:value-type="string" calcext:value-type="string">
            <text:p>frontend34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23" calcext:value-type="float">
            <text:p>57323</text:p>
          </table:table-cell>
          <table:table-cell office:value-type="string" calcext:value-type="string">
            <text:p>frontend35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25" calcext:value-type="float">
            <text:p>57325</text:p>
          </table:table-cell>
          <table:table-cell office:value-type="string" calcext:value-type="string">
            <text:p>frontend37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26" calcext:value-type="float">
            <text:p>57326</text:p>
          </table:table-cell>
          <table:table-cell office:value-type="string" calcext:value-type="string">
            <text:p>frontend38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27" calcext:value-type="float">
            <text:p>57327</text:p>
          </table:table-cell>
          <table:table-cell office:value-type="string" calcext:value-type="string">
            <text:p>frontend39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28" calcext:value-type="float">
            <text:p>57328</text:p>
          </table:table-cell>
          <table:table-cell office:value-type="string" calcext:value-type="string">
            <text:p>frontend40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29" calcext:value-type="float">
            <text:p>57329</text:p>
          </table:table-cell>
          <table:table-cell office:value-type="string" calcext:value-type="string">
            <text:p>frontend41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35" calcext:value-type="float">
            <text:p>57335</text:p>
          </table:table-cell>
          <table:table-cell office:value-type="string" calcext:value-type="string">
            <text:p>frontend047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36" calcext:value-type="float">
            <text:p>57336</text:p>
          </table:table-cell>
          <table:table-cell office:value-type="string" calcext:value-type="string">
            <text:p>frontend048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37" calcext:value-type="float">
            <text:p>57337</text:p>
          </table:table-cell>
          <table:table-cell office:value-type="string" calcext:value-type="string">
            <text:p>frontend049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38" calcext:value-type="float">
            <text:p>57338</text:p>
          </table:table-cell>
          <table:table-cell office:value-type="string" calcext:value-type="string">
            <text:p>frontend050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39" calcext:value-type="float">
            <text:p>57339</text:p>
          </table:table-cell>
          <table:table-cell office:value-type="string" calcext:value-type="string">
            <text:p>frontend051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40" calcext:value-type="float">
            <text:p>57340</text:p>
          </table:table-cell>
          <table:table-cell office:value-type="string" calcext:value-type="string">
            <text:p>frontend052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41" calcext:value-type="float">
            <text:p>57341</text:p>
          </table:table-cell>
          <table:table-cell office:value-type="string" calcext:value-type="string">
            <text:p>frontend053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42" calcext:value-type="float">
            <text:p>57342</text:p>
          </table:table-cell>
          <table:table-cell office:value-type="string" calcext:value-type="string">
            <text:p>frontend054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43" calcext:value-type="float">
            <text:p>57343</text:p>
          </table:table-cell>
          <table:table-cell office:value-type="string" calcext:value-type="string">
            <text:p>frontend055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44" calcext:value-type="float">
            <text:p>57344</text:p>
          </table:table-cell>
          <table:table-cell office:value-type="string" calcext:value-type="string">
            <text:p>frontend056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45" calcext:value-type="float">
            <text:p>57345</text:p>
          </table:table-cell>
          <table:table-cell office:value-type="string" calcext:value-type="string">
            <text:p>frontend057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46" calcext:value-type="float">
            <text:p>57346</text:p>
          </table:table-cell>
          <table:table-cell office:value-type="string" calcext:value-type="string">
            <text:p>frontend058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47" calcext:value-type="float">
            <text:p>57347</text:p>
          </table:table-cell>
          <table:table-cell office:value-type="string" calcext:value-type="string">
            <text:p>frontend059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48" calcext:value-type="float">
            <text:p>57348</text:p>
          </table:table-cell>
          <table:table-cell office:value-type="string" calcext:value-type="string">
            <text:p>frontend060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49" calcext:value-type="float">
            <text:p>57349</text:p>
          </table:table-cell>
          <table:table-cell office:value-type="string" calcext:value-type="string">
            <text:p>frontend061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50" calcext:value-type="float">
            <text:p>57350</text:p>
          </table:table-cell>
          <table:table-cell office:value-type="string" calcext:value-type="string">
            <text:p>frontend062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54" calcext:value-type="float">
            <text:p>57354</text:p>
          </table:table-cell>
          <table:table-cell office:value-type="string" calcext:value-type="string">
            <text:p>frontend066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476" calcext:value-type="float">
            <text:p>57476</text:p>
          </table:table-cell>
          <table:table-cell office:value-type="string" calcext:value-type="string">
            <text:p>frontend068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477" calcext:value-type="float">
            <text:p>57477</text:p>
          </table:table-cell>
          <table:table-cell office:value-type="string" calcext:value-type="string">
            <text:p>frontend069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478" calcext:value-type="float">
            <text:p>57478</text:p>
          </table:table-cell>
          <table:table-cell office:value-type="string" calcext:value-type="string">
            <text:p>frontend070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479" calcext:value-type="float">
            <text:p>57479</text:p>
          </table:table-cell>
          <table:table-cell office:value-type="string" calcext:value-type="string">
            <text:p>frontend071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485" calcext:value-type="float">
            <text:p>57485</text:p>
          </table:table-cell>
          <table:table-cell office:value-type="string" calcext:value-type="string">
            <text:p>backend13.nyj4.lifestreetmedia.com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486" calcext:value-type="float">
            <text:p>57486</text:p>
          </table:table-cell>
          <table:table-cell office:value-type="string" calcext:value-type="string">
            <text:p>backend14.nyj4.lifestreetmedia.com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487" calcext:value-type="float">
            <text:p>57487</text:p>
          </table:table-cell>
          <table:table-cell office:value-type="string" calcext:value-type="string">
            <text:p>backend15.nyj4.lifestreetmedia.com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488" calcext:value-type="float">
            <text:p>57488</text:p>
          </table:table-cell>
          <table:table-cell office:value-type="string" calcext:value-type="string">
            <text:p>backend16.nyj4.lifestreetmedia.com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2803" calcext:value-type="float">
            <text:p>62803</text:p>
          </table:table-cell>
          <table:table-cell office:value-type="string" calcext:value-type="string">
            <text:p>frontend76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2806" calcext:value-type="float">
            <text:p>62806</text:p>
          </table:table-cell>
          <table:table-cell office:value-type="string" calcext:value-type="string">
            <text:p>frontend79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2807" calcext:value-type="float">
            <text:p>62807</text:p>
          </table:table-cell>
          <table:table-cell office:value-type="string" calcext:value-type="string">
            <text:p>frontend80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2808" calcext:value-type="float">
            <text:p>62808</text:p>
          </table:table-cell>
          <table:table-cell office:value-type="string" calcext:value-type="string">
            <text:p>frontend81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2809" calcext:value-type="float">
            <text:p>62809</text:p>
          </table:table-cell>
          <table:table-cell office:value-type="string" calcext:value-type="string">
            <text:p>frontend82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2810" calcext:value-type="float">
            <text:p>62810</text:p>
          </table:table-cell>
          <table:table-cell office:value-type="string" calcext:value-type="string">
            <text:p>frontend83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2811" calcext:value-type="float">
            <text:p>62811</text:p>
          </table:table-cell>
          <table:table-cell office:value-type="string" calcext:value-type="string">
            <text:p>frontend84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2812" calcext:value-type="float">
            <text:p>62812</text:p>
          </table:table-cell>
          <table:table-cell office:value-type="string" calcext:value-type="string">
            <text:p>frontend85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2813" calcext:value-type="float">
            <text:p>62813</text:p>
          </table:table-cell>
          <table:table-cell office:value-type="string" calcext:value-type="string">
            <text:p>frontend86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2814" calcext:value-type="float">
            <text:p>62814</text:p>
          </table:table-cell>
          <table:table-cell office:value-type="string" calcext:value-type="string">
            <text:p>frontend87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2815" calcext:value-type="float">
            <text:p>62815</text:p>
          </table:table-cell>
          <table:table-cell office:value-type="string" calcext:value-type="string">
            <text:p>frontend88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2816" calcext:value-type="float">
            <text:p>62816</text:p>
          </table:table-cell>
          <table:table-cell office:value-type="string" calcext:value-type="string">
            <text:p>frontend89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2817" calcext:value-type="float">
            <text:p>62817</text:p>
          </table:table-cell>
          <table:table-cell office:value-type="string" calcext:value-type="string">
            <text:p>frontend90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2818" calcext:value-type="float">
            <text:p>62818</text:p>
          </table:table-cell>
          <table:table-cell office:value-type="string" calcext:value-type="string">
            <text:p>frontend91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2819" calcext:value-type="float">
            <text:p>62819</text:p>
          </table:table-cell>
          <table:table-cell office:value-type="string" calcext:value-type="string">
            <text:p>frontend92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2820" calcext:value-type="float">
            <text:p>62820</text:p>
          </table:table-cell>
          <table:table-cell office:value-type="string" calcext:value-type="string">
            <text:p>frontend93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2821" calcext:value-type="float">
            <text:p>62821</text:p>
          </table:table-cell>
          <table:table-cell office:value-type="string" calcext:value-type="string">
            <text:p>frontend94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2822" calcext:value-type="float">
            <text:p>62822</text:p>
          </table:table-cell>
          <table:table-cell office:value-type="string" calcext:value-type="string">
            <text:p>frontend95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2823" calcext:value-type="float">
            <text:p>62823</text:p>
          </table:table-cell>
          <table:table-cell office:value-type="string" calcext:value-type="string">
            <text:p>frontend96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2824" calcext:value-type="float">
            <text:p>62824</text:p>
          </table:table-cell>
          <table:table-cell office:value-type="string" calcext:value-type="string">
            <text:p>frontend97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2825" calcext:value-type="float">
            <text:p>62825</text:p>
          </table:table-cell>
          <table:table-cell office:value-type="string" calcext:value-type="string">
            <text:p>frontend98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2826" calcext:value-type="float">
            <text:p>62826</text:p>
          </table:table-cell>
          <table:table-cell office:value-type="string" calcext:value-type="string">
            <text:p>frontend99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2832" calcext:value-type="float">
            <text:p>62832</text:p>
          </table:table-cell>
          <table:table-cell office:value-type="string" calcext:value-type="string">
            <text:p>frontend105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3104" calcext:value-type="float">
            <text:p>63104</text:p>
          </table:table-cell>
          <table:table-cell office:value-type="string" calcext:value-type="string">
            <text:p>frontend107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5288" calcext:value-type="float">
            <text:p>65288</text:p>
          </table:table-cell>
          <table:table-cell office:value-type="string" calcext:value-type="string">
            <text:p>backend10.nyj4.lifestreetmedia.com</text:p>
          </table:table-cell>
          <table:table-cell office:value-type="float" office:value="220.5" calcext:value-type="float">
            <text:p>220.5</text:p>
          </table:table-cell>
          <table:table-cell office:value-type="float" office:value="1" calcext:value-type="float">
            <text:p>1</text:p>
          </table:table-cell>
          <table:table-cell office:value-type="float" office:value="220.5" calcext:value-type="float">
            <text:p>220.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5912" calcext:value-type="float">
            <text:p>65912</text:p>
          </table:table-cell>
          <table:table-cell office:value-type="string" calcext:value-type="string">
            <text:p>frontendl 16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6036" calcext:value-type="float">
            <text:p>66036</text:p>
          </table:table-cell>
          <table:table-cell office:value-type="string" calcext:value-type="string">
            <text:p>frontend137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6037" calcext:value-type="float">
            <text:p>66037</text:p>
          </table:table-cell>
          <table:table-cell office:value-type="string" calcext:value-type="string">
            <text:p>frontendl 18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6038" calcext:value-type="float">
            <text:p>66038</text:p>
          </table:table-cell>
          <table:table-cell office:value-type="string" calcext:value-type="string">
            <text:p>frontendl 19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6040" calcext:value-type="float">
            <text:p>66040</text:p>
          </table:table-cell>
          <table:table-cell office:value-type="string" calcext:value-type="string">
            <text:p>frontend121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6041" calcext:value-type="float">
            <text:p>66041</text:p>
          </table:table-cell>
          <table:table-cell office:value-type="string" calcext:value-type="string">
            <text:p>frontend122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6054" calcext:value-type="float">
            <text:p>66054</text:p>
          </table:table-cell>
          <table:table-cell office:value-type="string" calcext:value-type="string">
            <text:p>frontend135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6055" calcext:value-type="float">
            <text:p>66055</text:p>
          </table:table-cell>
          <table:table-cell office:value-type="string" calcext:value-type="string">
            <text:p>frontend136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6432" calcext:value-type="float">
            <text:p>66432</text:p>
          </table:table-cell>
          <table:table-cell office:value-type="string" calcext:value-type="string">
            <text:p>frontend139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6433" calcext:value-type="float">
            <text:p>66433</text:p>
          </table:table-cell>
          <table:table-cell office:value-type="string" calcext:value-type="string">
            <text:p>frontend138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8945" calcext:value-type="float">
            <text:p>68945</text:p>
          </table:table-cell>
          <table:table-cell office:value-type="string" calcext:value-type="string">
            <text:p>frontend140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70372" calcext:value-type="float">
            <text:p>70372</text:p>
          </table:table-cell>
          <table:table-cell office:value-type="string" calcext:value-type="string">
            <text:p>frontend142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70373" calcext:value-type="float">
            <text:p>70373</text:p>
          </table:table-cell>
          <table:table-cell office:value-type="string" calcext:value-type="string">
            <text:p>frontend143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frontend146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70377" calcext:value-type="float">
            <text:p>70377</text:p>
          </table:table-cell>
          <table:table-cell office:value-type="string" calcext:value-type="string">
            <text:p>frontend147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72486" calcext:value-type="float">
            <text:p>72486</text:p>
          </table:table-cell>
          <table:table-cell office:value-type="string" calcext:value-type="string">
            <text:p>frontend149.nyj4.lifestreetmedia.com</text:p>
          </table:table-cell>
          <table:table-cell office:value-type="float" office:value="159.7" calcext:value-type="float">
            <text:p>159.7</text:p>
          </table:table-cell>
          <table:table-cell office:value-type="float" office:value="1" calcext:value-type="float">
            <text:p>1</text:p>
          </table:table-cell>
          <table:table-cell office:value-type="float" office:value="159.7" calcext:value-type="float">
            <text:p>159.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72487" calcext:value-type="float">
            <text:p>72487</text:p>
          </table:table-cell>
          <table:table-cell office:value-type="string" calcext:value-type="string">
            <text:p>frontend150.nyj4.lifestreetmedia.com</text:p>
          </table:table-cell>
          <table:table-cell office:value-type="float" office:value="159.7" calcext:value-type="float">
            <text:p>159.7</text:p>
          </table:table-cell>
          <table:table-cell office:value-type="float" office:value="1" calcext:value-type="float">
            <text:p>1</text:p>
          </table:table-cell>
          <table:table-cell office:value-type="float" office:value="159.7" calcext:value-type="float">
            <text:p>159.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78979" calcext:value-type="float">
            <text:p>78979</text:p>
          </table:table-cell>
          <table:table-cell office:value-type="string" calcext:value-type="string">
            <text:p>backend 17.nyj4.lifestreetmedia.com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78980" calcext:value-type="float">
            <text:p>78980</text:p>
          </table:table-cell>
          <table:table-cell office:value-type="string" calcext:value-type="string">
            <text:p>backend 18.nyj4.lifestreetmedia.com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81209" calcext:value-type="float">
            <text:p>81209</text:p>
          </table:table-cell>
          <table:table-cell office:value-type="string" calcext:value-type="string">
            <text:p>frontend-dss1 .nyj4.lifestreetmedia.com</text:p>
          </table:table-cell>
          <table:table-cell office:value-type="float" office:value="166.5" calcext:value-type="float">
            <text:p>166.5</text:p>
          </table:table-cell>
          <table:table-cell office:value-type="float" office:value="1" calcext:value-type="float">
            <text:p>1</text:p>
          </table:table-cell>
          <table:table-cell office:value-type="float" office:value="166.5" calcext:value-type="float">
            <text:p>166.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81210" calcext:value-type="float">
            <text:p>81210</text:p>
          </table:table-cell>
          <table:table-cell office:value-type="string" calcext:value-type="string">
            <text:p>frontend-dss2.nyj4.lifestreetmedia.com</text:p>
          </table:table-cell>
          <table:table-cell office:value-type="float" office:value="166.5" calcext:value-type="float">
            <text:p>166.5</text:p>
          </table:table-cell>
          <table:table-cell office:value-type="float" office:value="1" calcext:value-type="float">
            <text:p>1</text:p>
          </table:table-cell>
          <table:table-cell office:value-type="float" office:value="166.5" calcext:value-type="float">
            <text:p>166.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81211" calcext:value-type="float">
            <text:p>81211</text:p>
          </table:table-cell>
          <table:table-cell office:value-type="string" calcext:value-type="string">
            <text:p>frontend-dss3.nyj4.lifestreetmedia.com</text:p>
          </table:table-cell>
          <table:table-cell office:value-type="float" office:value="166.5" calcext:value-type="float">
            <text:p>166.5</text:p>
          </table:table-cell>
          <table:table-cell office:value-type="float" office:value="1" calcext:value-type="float">
            <text:p>1</text:p>
          </table:table-cell>
          <table:table-cell office:value-type="float" office:value="166.5" calcext:value-type="float">
            <text:p>166.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81212" calcext:value-type="float">
            <text:p>81212</text:p>
          </table:table-cell>
          <table:table-cell office:value-type="string" calcext:value-type="string">
            <text:p>frontend-dss4.nyj4.lifestreetmedia.com</text:p>
          </table:table-cell>
          <table:table-cell office:value-type="float" office:value="166.5" calcext:value-type="float">
            <text:p>166.5</text:p>
          </table:table-cell>
          <table:table-cell office:value-type="float" office:value="1" calcext:value-type="float">
            <text:p>1</text:p>
          </table:table-cell>
          <table:table-cell office:value-type="float" office:value="166.5" calcext:value-type="float">
            <text:p>166.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81213" calcext:value-type="float">
            <text:p>81213</text:p>
          </table:table-cell>
          <table:table-cell office:value-type="string" calcext:value-type="string">
            <text:p>frontend-dss5.nyj4.lifestreetmedia.com</text:p>
          </table:table-cell>
          <table:table-cell office:value-type="float" office:value="166.5" calcext:value-type="float">
            <text:p>166.5</text:p>
          </table:table-cell>
          <table:table-cell office:value-type="float" office:value="1" calcext:value-type="float">
            <text:p>1</text:p>
          </table:table-cell>
          <table:table-cell office:value-type="float" office:value="166.5" calcext:value-type="float">
            <text:p>166.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</table:table>
      <table:table table:name="Pivot Table_inap_1" table:style-name="ta1">
        <table:table-column table:style-name="co15" table:default-cell-style-name="ce5"/>
        <table:table-column table:style-name="co15" table:default-cell-style-name="ce10"/>
        <table:table-column table:style-name="co15" table:default-cell-style-name="ce16"/>
        <table:table-row table:style-name="ro1">
          <table:table-cell table:style-name="ce2" office:value-type="string" calcext:value-type="string">
            <text:p>Sum - item.total_amount</text:p>
          </table:table-cell>
          <table:table-cell table:style-name="ce7" office:value-type="string" calcext:value-type="string">
            <text:p>Data</text:p>
          </table:table-cell>
          <table:table-cell table:style-name="ce13"/>
        </table:table-row>
        <table:table-row table:style-name="ro1">
          <table:table-cell table:style-name="ce3" office:value-type="string" calcext:value-type="string">
            <text:p>item.resource_id</text:p>
          </table:table-cell>
          <table:table-cell table:style-name="ce8" office:value-type="string" calcext:value-type="string">
            <text:p>INV-14066-486955</text:p>
          </table:table-cell>
          <table:table-cell table:style-name="ce14" office:value-type="string" calcext:value-type="string">
            <text:p>Total Result</text:p>
          </table:table-cell>
        </table:table-row>
        <table:table-row table:style-name="ro1">
          <table:table-cell table:style-name="ce4" office:value-type="string" calcext:value-type="string">
            <text:p>backend 17.nyj4.lifestreetmedia.com</text:p>
          </table:table-cell>
          <table:table-cell table:style-name="ce9" office:value-type="float" office:value="265" calcext:value-type="float">
            <text:p>265</text:p>
          </table:table-cell>
          <table:table-cell table:style-name="ce15"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backend 18.nyj4.lifestreetmedia.com</text:p>
          </table:table-cell>
          <table:table-cell table:number-columns-repeated="2"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backend1.nyj4.lifestreetmedia.com</text:p>
          </table:table-cell>
          <table:table-cell table:number-columns-repeated="2"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backend10.nyj4.lifestreetmedia.com</text:p>
          </table:table-cell>
          <table:table-cell table:number-columns-repeated="2" office:value-type="float" office:value="220.5" calcext:value-type="float">
            <text:p>220.5</text:p>
          </table:table-cell>
        </table:table-row>
        <table:table-row table:style-name="ro1">
          <table:table-cell office:value-type="string" calcext:value-type="string">
            <text:p>backend13.nyj4.lifestreetmedia.com</text:p>
          </table:table-cell>
          <table:table-cell table:number-columns-repeated="2"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backend14.nyj4.lifestreetmedia.com</text:p>
          </table:table-cell>
          <table:table-cell table:number-columns-repeated="2"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backend15.nyj4.lifestreetmedia.com</text:p>
          </table:table-cell>
          <table:table-cell table:number-columns-repeated="2"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backend16.nyj4.lifestreetmedia.com</text:p>
          </table:table-cell>
          <table:table-cell table:number-columns-repeated="2"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backend2.nyj4.lifestreetmedia.com</text:p>
          </table:table-cell>
          <table:table-cell table:number-columns-repeated="2"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backend3.nyj4.lifestreetmedia.com</text:p>
          </table:table-cell>
          <table:table-cell table:number-columns-repeated="2"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backend4.nyj4.lifestreetmedia.com</text:p>
          </table:table-cell>
          <table:table-cell table:number-columns-repeated="2"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backend5.nyj4.lifestreetmedia.com</text:p>
          </table:table-cell>
          <table:table-cell table:number-columns-repeated="2"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backend6.nyj4.lifestreetmedia.com</text:p>
          </table:table-cell>
          <table:table-cell table:number-columns-repeated="2"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backend7.nyj4.lifestreetmedia.com</text:p>
          </table:table-cell>
          <table:table-cell table:number-columns-repeated="2"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backend8.nyj4.lifestreetmedia.com</text:p>
          </table:table-cell>
          <table:table-cell table:number-columns-repeated="2"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frontend-dss1 .nyj4.lifestreetmedia.com</text:p>
          </table:table-cell>
          <table:table-cell table:number-columns-repeated="2" office:value-type="float" office:value="166.5" calcext:value-type="float">
            <text:p>166.5</text:p>
          </table:table-cell>
        </table:table-row>
        <table:table-row table:style-name="ro1">
          <table:table-cell office:value-type="string" calcext:value-type="string">
            <text:p>frontend-dss2.nyj4.lifestreetmedia.com</text:p>
          </table:table-cell>
          <table:table-cell table:number-columns-repeated="2" office:value-type="float" office:value="166.5" calcext:value-type="float">
            <text:p>166.5</text:p>
          </table:table-cell>
        </table:table-row>
        <table:table-row table:style-name="ro1">
          <table:table-cell office:value-type="string" calcext:value-type="string">
            <text:p>frontend-dss3.nyj4.lifestreetmedia.com</text:p>
          </table:table-cell>
          <table:table-cell table:number-columns-repeated="2" office:value-type="float" office:value="166.5" calcext:value-type="float">
            <text:p>166.5</text:p>
          </table:table-cell>
        </table:table-row>
        <table:table-row table:style-name="ro1">
          <table:table-cell office:value-type="string" calcext:value-type="string">
            <text:p>frontend-dss4.nyj4.lifestreetmedia.com</text:p>
          </table:table-cell>
          <table:table-cell table:number-columns-repeated="2" office:value-type="float" office:value="166.5" calcext:value-type="float">
            <text:p>166.5</text:p>
          </table:table-cell>
        </table:table-row>
        <table:table-row table:style-name="ro1">
          <table:table-cell office:value-type="string" calcext:value-type="string">
            <text:p>frontend-dss5.nyj4.lifestreetmedia.com</text:p>
          </table:table-cell>
          <table:table-cell table:number-columns-repeated="2" office:value-type="float" office:value="166.5" calcext:value-type="float">
            <text:p>166.5</text:p>
          </table:table-cell>
        </table:table-row>
        <table:table-row table:style-name="ro1">
          <table:table-cell office:value-type="string" calcext:value-type="string">
            <text:p>frontend047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048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049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050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051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052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053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054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055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056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057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058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059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060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061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062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066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068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069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070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071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105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107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12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121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122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13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135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136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137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138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139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140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142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143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146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147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149.nyj4.lifestreetmedia.com</text:p>
          </table:table-cell>
          <table:table-cell table:number-columns-repeated="2" office:value-type="float" office:value="159.7" calcext:value-type="float">
            <text:p>159.7</text:p>
          </table:table-cell>
        </table:table-row>
        <table:table-row table:style-name="ro1">
          <table:table-cell office:value-type="string" calcext:value-type="string">
            <text:p>frontend15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150.nyj4.lifestreetmedia.com</text:p>
          </table:table-cell>
          <table:table-cell table:number-columns-repeated="2" office:value-type="float" office:value="159.7" calcext:value-type="float">
            <text:p>159.7</text:p>
          </table:table-cell>
        </table:table-row>
        <table:table-row table:style-name="ro1">
          <table:table-cell office:value-type="string" calcext:value-type="string">
            <text:p>frontend16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19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21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22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23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24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26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27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3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33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34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35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37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38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39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40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41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5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6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76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79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80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81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82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83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84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85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86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87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88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89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90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91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92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93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94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95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96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97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98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99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l 16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l 18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ontendl 19.nyj4.lifestreetmedia.com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VSM-001 Agile Services OnDemand (VSM-001)</text:p>
          </table:table-cell>
          <table:table-cell table:style-name="ce11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2" office:value-type="float" office:value="16932.4" calcext:value-type="float">
            <text:p>16932.4</text:p>
          </table:table-cell>
          <table:table-cell table:style-name="ce18" office:value-type="float" office:value="16932.4" calcext:value-type="float">
            <text:p>16932.4</text:p>
          </table:table-cell>
        </table:table-row>
      </table:table>
      <table:named-expressions/>
      <table:data-pilot-tables>
        <table:data-pilot-table table:name="DataPilot1" table:application-data="" table:target-range-address="'Pivot Table_inap_1'.A1:'Pivot Table_inap_1'.C108" table:buttons="'Pivot Table_inap_1'.A2 'Pivot Table_inap_1'.B1" table:show-filter-button="false" table:drill-down-on-double-click="false">
          <table:source-cell-range table:cell-range-address="inap.A1:inap.N10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nvoice.identifier" table:orientation="column" table:used-hierarchy="0" table:function="auto">
            <table:data-pilot-level table:show-empty="false" calcext:repeat-item-labels="false">
              <table:data-pilot-members>
                <table:data-pilot-member table:name="INV-14066-48695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m.resource_id" table:orientation="row" table:used-hierarchy="0" table:function="auto">
            <table:data-pilot-level table:show-empty="false" calcext:repeat-item-labels="false">
              <table:data-pilot-members>
                <table:data-pilot-member table:name="backend 17.nyj4.lifestreetmedia.com" table:display="true" table:show-details="true"/>
                <table:data-pilot-member table:name="backend 18.nyj4.lifestreetmedia.com" table:display="true" table:show-details="true"/>
                <table:data-pilot-member table:name="backend1.nyj4.lifestreetmedia.com" table:display="true" table:show-details="true"/>
                <table:data-pilot-member table:name="backend10.nyj4.lifestreetmedia.com" table:display="true" table:show-details="true"/>
                <table:data-pilot-member table:name="backend13.nyj4.lifestreetmedia.com" table:display="true" table:show-details="true"/>
                <table:data-pilot-member table:name="backend14.nyj4.lifestreetmedia.com" table:display="true" table:show-details="true"/>
                <table:data-pilot-member table:name="backend15.nyj4.lifestreetmedia.com" table:display="true" table:show-details="true"/>
                <table:data-pilot-member table:name="backend16.nyj4.lifestreetmedia.com" table:display="true" table:show-details="true"/>
                <table:data-pilot-member table:name="backend2.nyj4.lifestreetmedia.com" table:display="true" table:show-details="true"/>
                <table:data-pilot-member table:name="backend3.nyj4.lifestreetmedia.com" table:display="true" table:show-details="true"/>
                <table:data-pilot-member table:name="backend4.nyj4.lifestreetmedia.com" table:display="true" table:show-details="true"/>
                <table:data-pilot-member table:name="backend5.nyj4.lifestreetmedia.com" table:display="true" table:show-details="true"/>
                <table:data-pilot-member table:name="backend6.nyj4.lifestreetmedia.com" table:display="true" table:show-details="true"/>
                <table:data-pilot-member table:name="backend7.nyj4.lifestreetmedia.com" table:display="true" table:show-details="true"/>
                <table:data-pilot-member table:name="backend8.nyj4.lifestreetmedia.com" table:display="true" table:show-details="true"/>
                <table:data-pilot-member table:name="frontend-dss1 .nyj4.lifestreetmedia.com" table:display="true" table:show-details="true"/>
                <table:data-pilot-member table:name="frontend-dss2.nyj4.lifestreetmedia.com" table:display="true" table:show-details="true"/>
                <table:data-pilot-member table:name="frontend-dss3.nyj4.lifestreetmedia.com" table:display="true" table:show-details="true"/>
                <table:data-pilot-member table:name="frontend-dss4.nyj4.lifestreetmedia.com" table:display="true" table:show-details="true"/>
                <table:data-pilot-member table:name="frontend-dss5.nyj4.lifestreetmedia.com" table:display="true" table:show-details="true"/>
                <table:data-pilot-member table:name="frontend047.nyj4.lifestreetmedia.com" table:display="true" table:show-details="true"/>
                <table:data-pilot-member table:name="frontend048.nyj4.lifestreetmedia.com" table:display="true" table:show-details="true"/>
                <table:data-pilot-member table:name="frontend049.nyj4.lifestreetmedia.com" table:display="true" table:show-details="true"/>
                <table:data-pilot-member table:name="frontend050.nyj4.lifestreetmedia.com" table:display="true" table:show-details="true"/>
                <table:data-pilot-member table:name="frontend051.nyj4.lifestreetmedia.com" table:display="true" table:show-details="true"/>
                <table:data-pilot-member table:name="frontend052.nyj4.lifestreetmedia.com" table:display="true" table:show-details="true"/>
                <table:data-pilot-member table:name="frontend053.nyj4.lifestreetmedia.com" table:display="true" table:show-details="true"/>
                <table:data-pilot-member table:name="frontend054.nyj4.lifestreetmedia.com" table:display="true" table:show-details="true"/>
                <table:data-pilot-member table:name="frontend055.nyj4.lifestreetmedia.com" table:display="true" table:show-details="true"/>
                <table:data-pilot-member table:name="frontend056.nyj4.lifestreetmedia.com" table:display="true" table:show-details="true"/>
                <table:data-pilot-member table:name="frontend057.nyj4.lifestreetmedia.com" table:display="true" table:show-details="true"/>
                <table:data-pilot-member table:name="frontend058.nyj4.lifestreetmedia.com" table:display="true" table:show-details="true"/>
                <table:data-pilot-member table:name="frontend059.nyj4.lifestreetmedia.com" table:display="true" table:show-details="true"/>
                <table:data-pilot-member table:name="frontend060.nyj4.lifestreetmedia.com" table:display="true" table:show-details="true"/>
                <table:data-pilot-member table:name="frontend061.nyj4.lifestreetmedia.com" table:display="true" table:show-details="true"/>
                <table:data-pilot-member table:name="frontend062.nyj4.lifestreetmedia.com" table:display="true" table:show-details="true"/>
                <table:data-pilot-member table:name="frontend066.nyj4.lifestreetmedia.com" table:display="true" table:show-details="true"/>
                <table:data-pilot-member table:name="frontend068.nyj4.lifestreetmedia.com" table:display="true" table:show-details="true"/>
                <table:data-pilot-member table:name="frontend069.nyj4.lifestreetmedia.com" table:display="true" table:show-details="true"/>
                <table:data-pilot-member table:name="frontend070.nyj4.lifestreetmedia.com" table:display="true" table:show-details="true"/>
                <table:data-pilot-member table:name="frontend071.nyj4.lifestreetmedia.com" table:display="true" table:show-details="true"/>
                <table:data-pilot-member table:name="frontend105.nyj4.lifestreetmedia.com" table:display="true" table:show-details="true"/>
                <table:data-pilot-member table:name="frontend107.nyj4.lifestreetmedia.com" table:display="true" table:show-details="true"/>
                <table:data-pilot-member table:name="frontend12.nyj4.lifestreetmedia.com" table:display="true" table:show-details="true"/>
                <table:data-pilot-member table:name="frontend121.nyj4.lifestreetmedia.com" table:display="true" table:show-details="true"/>
                <table:data-pilot-member table:name="frontend122.nyj4.lifestreetmedia.com" table:display="true" table:show-details="true"/>
                <table:data-pilot-member table:name="frontend13.nyj4.lifestreetmedia.com" table:display="true" table:show-details="true"/>
                <table:data-pilot-member table:name="frontend135.nyj4.lifestreetmedia.com" table:display="true" table:show-details="true"/>
                <table:data-pilot-member table:name="frontend136.nyj4.lifestreetmedia.com" table:display="true" table:show-details="true"/>
                <table:data-pilot-member table:name="frontend137.nyj4.lifestreetmedia.com" table:display="true" table:show-details="true"/>
                <table:data-pilot-member table:name="frontend138.nyj4.lifestreetmedia.com" table:display="true" table:show-details="true"/>
                <table:data-pilot-member table:name="frontend139.nyj4.lifestreetmedia.com" table:display="true" table:show-details="true"/>
                <table:data-pilot-member table:name="frontend140.nyj4.lifestreetmedia.com" table:display="true" table:show-details="true"/>
                <table:data-pilot-member table:name="frontend142.nyj4.lifestreetmedia.com" table:display="true" table:show-details="true"/>
                <table:data-pilot-member table:name="frontend143.nyj4.lifestreetmedia.com" table:display="true" table:show-details="true"/>
                <table:data-pilot-member table:name="frontend146.nyj4.lifestreetmedia.com" table:display="true" table:show-details="true"/>
                <table:data-pilot-member table:name="frontend147.nyj4.lifestreetmedia.com" table:display="true" table:show-details="true"/>
                <table:data-pilot-member table:name="frontend149.nyj4.lifestreetmedia.com" table:display="true" table:show-details="true"/>
                <table:data-pilot-member table:name="frontend15.nyj4.lifestreetmedia.com" table:display="true" table:show-details="true"/>
                <table:data-pilot-member table:name="frontend150.nyj4.lifestreetmedia.com" table:display="true" table:show-details="true"/>
                <table:data-pilot-member table:name="frontend16.nyj4.lifestreetmedia.com" table:display="true" table:show-details="true"/>
                <table:data-pilot-member table:name="frontend19.nyj4.lifestreetmedia.com" table:display="true" table:show-details="true"/>
                <table:data-pilot-member table:name="frontend21.nyj4.lifestreetmedia.com" table:display="true" table:show-details="true"/>
                <table:data-pilot-member table:name="frontend22.nyj4.lifestreetmedia.com" table:display="true" table:show-details="true"/>
                <table:data-pilot-member table:name="frontend23.nyj4.lifestreetmedia.com" table:display="true" table:show-details="true"/>
                <table:data-pilot-member table:name="frontend24.nyj4.lifestreetmedia.com" table:display="true" table:show-details="true"/>
                <table:data-pilot-member table:name="frontend26.nyj4.lifestreetmedia.com" table:display="true" table:show-details="true"/>
                <table:data-pilot-member table:name="frontend27.nyj4.lifestreetmedia.com" table:display="true" table:show-details="true"/>
                <table:data-pilot-member table:name="frontend3.nyj4.lifestreetmedia.com" table:display="true" table:show-details="true"/>
                <table:data-pilot-member table:name="frontend33.nyj4.lifestreetmedia.com" table:display="true" table:show-details="true"/>
                <table:data-pilot-member table:name="frontend34.nyj4.lifestreetmedia.com" table:display="true" table:show-details="true"/>
                <table:data-pilot-member table:name="frontend35.nyj4.lifestreetmedia.com" table:display="true" table:show-details="true"/>
                <table:data-pilot-member table:name="frontend37.nyj4.lifestreetmedia.com" table:display="true" table:show-details="true"/>
                <table:data-pilot-member table:name="frontend38.nyj4.lifestreetmedia.com" table:display="true" table:show-details="true"/>
                <table:data-pilot-member table:name="frontend39.nyj4.lifestreetmedia.com" table:display="true" table:show-details="true"/>
                <table:data-pilot-member table:name="frontend40.nyj4.lifestreetmedia.com" table:display="true" table:show-details="true"/>
                <table:data-pilot-member table:name="frontend41.nyj4.lifestreetmedia.com" table:display="true" table:show-details="true"/>
                <table:data-pilot-member table:name="frontend5.nyj4.lifestreetmedia.com" table:display="true" table:show-details="true"/>
                <table:data-pilot-member table:name="frontend6.nyj4.lifestreetmedia.com" table:display="true" table:show-details="true"/>
                <table:data-pilot-member table:name="frontend76.nyj4.lifestreetmedia.com" table:display="true" table:show-details="true"/>
                <table:data-pilot-member table:name="frontend79.nyj4.lifestreetmedia.com" table:display="true" table:show-details="true"/>
                <table:data-pilot-member table:name="frontend80.nyj4.lifestreetmedia.com" table:display="true" table:show-details="true"/>
                <table:data-pilot-member table:name="frontend81.nyj4.lifestreetmedia.com" table:display="true" table:show-details="true"/>
                <table:data-pilot-member table:name="frontend82.nyj4.lifestreetmedia.com" table:display="true" table:show-details="true"/>
                <table:data-pilot-member table:name="frontend83.nyj4.lifestreetmedia.com" table:display="true" table:show-details="true"/>
                <table:data-pilot-member table:name="frontend84.nyj4.lifestreetmedia.com" table:display="true" table:show-details="true"/>
                <table:data-pilot-member table:name="frontend85.nyj4.lifestreetmedia.com" table:display="true" table:show-details="true"/>
                <table:data-pilot-member table:name="frontend86.nyj4.lifestreetmedia.com" table:display="true" table:show-details="true"/>
                <table:data-pilot-member table:name="frontend87.nyj4.lifestreetmedia.com" table:display="true" table:show-details="true"/>
                <table:data-pilot-member table:name="frontend88.nyj4.lifestreetmedia.com" table:display="true" table:show-details="true"/>
                <table:data-pilot-member table:name="frontend89.nyj4.lifestreetmedia.com" table:display="true" table:show-details="true"/>
                <table:data-pilot-member table:name="frontend90.nyj4.lifestreetmedia.com" table:display="true" table:show-details="true"/>
                <table:data-pilot-member table:name="frontend91.nyj4.lifestreetmedia.com" table:display="true" table:show-details="true"/>
                <table:data-pilot-member table:name="frontend92.nyj4.lifestreetmedia.com" table:display="true" table:show-details="true"/>
                <table:data-pilot-member table:name="frontend93.nyj4.lifestreetmedia.com" table:display="true" table:show-details="true"/>
                <table:data-pilot-member table:name="frontend94.nyj4.lifestreetmedia.com" table:display="true" table:show-details="true"/>
                <table:data-pilot-member table:name="frontend95.nyj4.lifestreetmedia.com" table:display="true" table:show-details="true"/>
                <table:data-pilot-member table:name="frontend96.nyj4.lifestreetmedia.com" table:display="true" table:show-details="true"/>
                <table:data-pilot-member table:name="frontend97.nyj4.lifestreetmedia.com" table:display="true" table:show-details="true"/>
                <table:data-pilot-member table:name="frontend98.nyj4.lifestreetmedia.com" table:display="true" table:show-details="true"/>
                <table:data-pilot-member table:name="frontend99.nyj4.lifestreetmedia.com" table:display="true" table:show-details="true"/>
                <table:data-pilot-member table:name="frontendl 16.nyj4.lifestreetmedia.com" table:display="true" table:show-details="true"/>
                <table:data-pilot-member table:name="frontendl 18.nyj4.lifestreetmedia.com" table:display="true" table:show-details="true"/>
                <table:data-pilot-member table:name="frontendl 19.nyj4.lifestreetmedia.com" table:display="true" table:show-details="true"/>
                <table:data-pilot-member table:name="VSM-001 Agile Services OnDemand (VSM-001)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m.total_amount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53" table:display="true" table:show-details="true"/>
                <table:data-pilot-member table:name="159.7" table:display="true" table:show-details="true"/>
                <table:data-pilot-member table:name="166.5" table:display="true" table:show-details="true"/>
                <table:data-pilot-member table:name="207" table:display="true" table:show-details="true"/>
                <table:data-pilot-member table:name="220.5" table:display="true" table:show-details="true"/>
                <table:data-pilot-member table:name="26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8T22:26:40.172742423</dc:date>
    <meta:editing-duration>PT6M3S</meta:editing-duration>
    <meta:editing-cycles>1</meta:editing-cycles>
    <meta:document-statistic meta:table-count="2" meta:cell-count="1702" meta:object-count="0"/>
    <meta:generator>LibreOffice/5.1.6.2$Linux_X86_64 LibreOffice_project/10m0$Build-2</meta:generator>
  </office:meta>
</office:document-meta>
</file>